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9e3" officeooo:paragraph-rsid="001249e3"/>
    </style:style>
    <style:style style:name="P2" style:family="paragraph" style:parent-style-name="Standard">
      <style:text-properties officeooo:paragraph-rsid="001249e3"/>
    </style:style>
    <style:style style:name="P3" style:family="paragraph" style:parent-style-name="Standard">
      <style:text-properties officeooo:rsid="00128de2" officeooo:paragraph-rsid="00128de2"/>
    </style:style>
    <style:style style:name="P4" style:family="paragraph" style:parent-style-name="Standard">
      <style:text-properties officeooo:rsid="001249e3" officeooo:paragraph-rsid="001249e3"/>
    </style:style>
    <style:style style:name="P5" style:family="paragraph" style:parent-style-name="Standard">
      <style:text-properties officeooo:rsid="0012a9d6" officeooo:paragraph-rsid="0012a9d6"/>
    </style:style>
    <style:style style:name="P6" style:family="paragraph" style:parent-style-name="Standard">
      <style:text-properties officeooo:rsid="0013dde6" officeooo:paragraph-rsid="0013dde6"/>
    </style:style>
    <style:style style:name="P7" style:family="paragraph" style:parent-style-name="Standard">
      <style:text-properties officeooo:paragraph-rsid="00147a07"/>
    </style:style>
    <style:style style:name="T1" style:family="text">
      <style:text-properties officeooo:rsid="00128de2"/>
    </style:style>
    <style:style style:name="T2" style:family="text">
      <style:text-properties officeooo:rsid="0013dde6"/>
    </style:style>
    <style:style style:name="T3" style:family="text">
      <style:text-properties officeooo:rsid="00147a07"/>
    </style:style>
    <style:style style:name="T4" style:family="text">
      <style:text-properties officeooo:rsid="00166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/11/2020</text:p>
      <text:p text:style-name="P3"/>
      <text:p text:style-name="P3">Començo la simulació amb Proteus i Tinkercad, i les primeres línies de programació de la versió 0.</text:p>
      <text:p text:style-name="P1"/>
      <text:p text:style-name="P1">17/11/2020</text:p>
      <text:p text:style-name="P1"/>
      <text:p text:style-name="P5">Deixo la fase 0 en que li passo el moviment via variable i i<text:span text:style-name="T1">mplemento la versió 00, </text:span>en que li passaré per port sèrie el moviment que vull que faci el cotxe.</text:p>
      <text:p text:style-name="P1"/>
      <text:p text:style-name="P1">Després de fer el muntatge físic del G1, el funcionament dels motors no és òptim. Sembla no haver-hi prou potència. Descarto fer sortir els quatre pins d’activació dels motors d’un sol pin d’Arduino (9) mitjançant un pont, i els faig sortir per quatre pins diferents (2 a 5).</text:p>
      <text:p text:style-name="P1"/>
      <text:p text:style-name="P1">Amb la connexió a la xarxa elèctrica li costa molt d’avançar i hi ha una roda (darrera esquerra) <text:s/>que no roda bé.</text:p>
      <text:p text:style-name="P2"/>
      <text:p text:style-name="P1">Amb la pila de 9V no és capaç ni de tan sols moure una sola roda.</text:p>
      <text:p text:style-name="P1"/>
      <text:p text:style-name="P1">Mesurem el consum d’un sol motor amb un amperímetre. <text:span text:style-name="T2">100 miliampers.</text:span></text:p>
      <text:p text:style-name="P1"/>
      <text:p text:style-name="P6">18/11/2020</text:p>
      <text:p text:style-name="P6"/>
      <text:p text:style-name="P6">Descobreixo que el selector de voltatge del costat dret de la placa d’alimentació auxiliar estava posat a 3.3V, de manera que part de la placa de proves (d’on s’alimentava entre altres l’Arduino) s’estava alimentant a 3.3V, el que donava problemes d’alimentació.</text:p>
      <text:p text:style-name="P6"/>
      <text:p text:style-name="P6">D’altra banda el motor del darrera esquerra que no girava prou bé, descobreixo que una excessiva pressió dels cargols feia que el frenés. Afluixo una mica els cargols i ara ja roda amb normalitat.</text:p>
      <text:p text:style-name="P6"/>
      <text:p text:style-name="P7"><text:span text:style-name="T4">Incorporo</text:span><text:span text:style-name="T3"> la fase 1, en <text:s/>que </text:span><text:span text:style-name="T4">incloc</text:span><text:span text:style-name="T3"> un botó que em permetrà modificar la direcció del cotxe i un display que em mostri quin valor de direcció està funcionant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4:09:27.058000000</meta:creation-date>
    <dc:date>2020-11-18T14:11:01.336000000</dc:date>
    <meta:editing-duration>PT5H4M44S</meta:editing-duration>
    <meta:editing-cycles>6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2" meta:word-count="253" meta:character-count="1421" meta:non-whitespace-character-count="1178"/>
  </office:meta>
</office:document-meta>
</file>